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0596" officeooo:paragraph-rsid="000e05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irs:</text:p>
      <text:p text:style-name="P1"/>
      <text:p text:style-name="P1">Internal Events : Christina Schmidt, email : <text:a xlink:type="simple" xlink:href="mailto:cschmid7@binghamton.edu" text:style-name="Internet_20_link" text:visited-style-name="Visited_20_Internet_20_Link">cschmid7@binghamton.edu</text:a></text:p>
      <text:p text:style-name="P1">External Events : Anna Levenberg, email : <text:a xlink:type="simple" xlink:href="mailto:alevenb1@binghamton.edu" text:style-name="Internet_20_link" text:visited-style-name="Visited_20_Internet_20_Link">alevenb1@binghamton.edu</text:a></text:p>
      <text:p text:style-name="P1">Fundraising : Tatum Kiff, email : <text:a xlink:type="simple" xlink:href="mailto:tkiff1@binghamton.edu" text:style-name="Internet_20_link" text:visited-style-name="Visited_20_Internet_20_Link">tkiff1@binghamton.edu</text:a></text:p>
      <text:p text:style-name="P1">Membership &amp; Alumni : Ariel Khatchatourian, email : <text:a xlink:type="simple" xlink:href="mailto:akhatch2@binghamton.edu" text:style-name="Internet_20_link" text:visited-style-name="Visited_20_Internet_20_Link">akhatch2@binghamton.edu</text:a></text:p>
      <text:p text:style-name="P1">Public Relations : Marin Fialla, <text:a xlink:type="simple" xlink:href="mailto:mfialla1@binghamton.edu" text:style-name="Internet_20_link" text:visited-style-name="Visited_20_Internet_20_Link">mfialla1@binghamton.edu</text:a></text:p>
      <text:p text:style-name="P1">Corporate Outreach : Brianna Genova, email : <text:a xlink:type="simple" xlink:href="mailto:bgenova1@binghamton.edu" text:style-name="Internet_20_link" text:visited-style-name="Visited_20_Internet_20_Link">bgenova1@binghamton.edu</text:a></text:p>
      <text:p text:style-name="P1">Watson Relations : Marleen Moise, email : <text:a xlink:type="simple" xlink:href="mailto:mmoise1@binghamton.edu" text:style-name="Internet_20_link" text:visited-style-name="Visited_20_Internet_20_Link">mmoise1@binghamton.edu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0:43:28.460343684</meta:creation-date>
    <dc:date>2019-09-27T10:49:56.950834853</dc:date>
    <meta:editing-duration>PT6M29S</meta:editing-duration>
    <meta:editing-cycles>1</meta:editing-cycles>
    <meta:document-statistic meta:table-count="0" meta:image-count="0" meta:object-count="0" meta:page-count="1" meta:paragraph-count="8" meta:word-count="55" meta:character-count="458" meta:non-whitespace-character-count="411"/>
    <meta:generator>LibreOffice/5.1.6.2$Linux_X86_64 LibreOffice_project/10m0$Build-2</meta:generator>
  </office:meta>
</office:document-meta>
</file>